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text-position="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9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5.4)/2" office:value-type="float" office:value="280.5" calcext:value-type="float">
            <text:p>280,5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.002282" calcext:value-type="float">
            <text:p>0,002282</text:p>
          </table:table-cell>
          <table:table-cell table:style-name="ce8" office:value-type="float" office:value="0.000003034" calcext:value-type="float">
            <text:p>3,03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,7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0.08818" calcext:value-type="float">
            <text:p>0,08818</text:p>
          </table:table-cell>
          <table:table-cell table:style-name="ce2" office:value-type="float" office:value="0.001397" calcext:value-type="float">
            <text:p>0,001397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table:formula="of:=(750.8+764.2)/2" office:value-type="float" office:value="757.5" calcext:value-type="float">
            <text:p>757,5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16"/>
        </table:table-row>
        <table:table-row table:style-name="ro1">
          <table:table-cell table:style-name="ce2" table:formula="of:=(275.6+285.4)/2" office:value-type="float" office:value="280.5" calcext:value-type="float">
            <text:p>280,5</text:p>
          </table:table-cell>
          <table:table-cell office:value-type="float" office:value="0.732761457844862" calcext:value-type="float">
            <text:p>0,7327614578</text:p>
          </table:table-cell>
          <table:table-cell table:style-name="ce2" table:formula="of:=(0.3129+0.3025)/2" office:value-type="float" office:value="0.3077" calcext:value-type="float">
            <text:p>0,3077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,5</text:p>
          </table:table-cell>
          <table:table-cell office:value-type="float" office:value="1.13891519717356" calcext:value-type="float">
            <text:p>1,1389151972</text:p>
          </table:table-cell>
          <table:table-cell table:style-name="ce2" table:formula="of:=(0.01657+0.004336)/2" office:value-type="float" office:value="0.010453" calcext:value-type="float">
            <text:p>0,01045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658+671.4)/2" office:value-type="float" office:value="664.7" calcext:value-type="float">
            <text:p>664,7</text:p>
          </table:table-cell>
          <table:table-cell office:value-type="float" office:value="1.6118435070915" calcext:value-type="float">
            <text:p>1,6118435071</text:p>
          </table:table-cell>
          <table:table-cell table:style-name="ce2" table:formula="of:=(0.4204+0.4575)/2" office:value-type="float" office:value="0.43895" calcext:value-type="float">
            <text:p>0,4389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5" table:formula="of:=(750.8+764.2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style-name="ce2" table:formula="of:=(1.328+1.258)/2" office:value-type="float" office:value="1.293" calcext:value-type="float">
            <text:p>1,29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15"/>
        <table:table-column table:style-name="co1" table:default-cell-style-name="ce25"/>
        <table:table-column table:style-name="co2" table:default-cell-style-name="ce25"/>
        <table:table-column table:style-name="co3" table:default-cell-style-name="ce26"/>
        <table:table-column table:style-name="co1" table:default-cell-style-name="ce26"/>
        <table:table-column table:style-name="co1" table:default-cell-style-name="ce15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1.359+0.2049)/2" office:value-type="float" office:value="0.78195" calcext:value-type="float">
            <text:p>0,78195</text:p>
          </table:table-cell>
          <table:table-cell table:formula="of:=[Calib.$G$11]*[.B5]+[Calib.$G$12]" office:value-type="float" office:value="0.8558448" calcext:value-type="float">
            <text:p>0,85584</text:p>
          </table:table-cell>
          <table:table-cell table:formula="of:=SQRT([Calib.$G$11]^2*[.C5]^2+[.B5]^2*[Calib.$H$11]^2+[Calib.$H$12]^2)" office:value-type="float" office:value="0.00248544338132088" calcext:value-type="float">
            <text:p>0,00249</text:p>
          </table:table-cell>
          <table:table-cell office:value-type="float" office:value="18.8058" calcext:value-type="float">
            <text:p>18,81</text:p>
          </table:table-cell>
          <table:table-cell office:value-type="float" office:value="0.0623829" calcext:value-type="float">
            <text:p>0,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8+0.1264)/2" office:value-type="float" office:value="0.1776" calcext:value-type="float">
            <text:p>0,1776</text:p>
          </table:table-cell>
          <table:table-cell table:formula="of:=[Calib.$G$11]*[.B6]+[Calib.$G$12]" office:value-type="float" office:value="1.004403" calcext:value-type="float">
            <text:p>1,00440</text:p>
          </table:table-cell>
          <table:table-cell table:formula="of:=SQRT([Calib.$G$11]^2*[.C6]^2+[.B6]^2*[Calib.$H$11]^2+[Calib.$H$12]^2)" office:value-type="float" office:value="0.0018973021190636" calcext:value-type="float">
            <text:p>0,00190</text:p>
          </table:table-cell>
          <table:table-cell office:value-type="float" office:value="23.0467" calcext:value-type="float">
            <text:p>23,05</text:p>
          </table:table-cell>
          <table:table-cell office:value-type="float" office:value="0.061898" calcext:value-type="float">
            <text:p>0,06</text:p>
          </table:table-cell>
          <table:table-cell office:value-type="string" calcext:value-type="string">
            <text:p>Na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2+0.0245)/2" office:value-type="float" office:value="0.01825" calcext:value-type="float">
            <text:p>0,01825</text:p>
          </table:table-cell>
          <table:table-cell table:formula="of:=[Calib.$G$11]*[.B7]+[Calib.$G$12]" office:value-type="float" office:value="1.2176559" calcext:value-type="float">
            <text:p>1,21766</text:p>
          </table:table-cell>
          <table:table-cell table:formula="of:=SQRT([Calib.$G$11]^2*[.C7]^2+[.B7]^2*[Calib.$H$11]^2+[Calib.$H$12]^2)" office:value-type="float" office:value="0.00205143392475925" calcext:value-type="float">
            <text:p>0,00205</text:p>
          </table:table-cell>
          <table:table-cell office:value-type="float" office:value="31.8114" calcext:value-type="float">
            <text:p>31,81</text:p>
          </table:table-cell>
          <table:table-cell office:value-type="float" office:value="0.106531" calcext:value-type="float">
            <text:p>0,1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,1</text:p>
          </table:table-cell>
          <table:table-cell table:formula="of:=(0.03348+0.03756)/2" office:value-type="float" office:value="0.03552" calcext:value-type="float">
            <text:p>0,03552</text:p>
          </table:table-cell>
          <table:table-cell table:formula="of:=[Calib.$G$11]*[.B8]+[Calib.$G$12]" office:value-type="float" office:value="1.7428582" calcext:value-type="float">
            <text:p>1,74286</text:p>
          </table:table-cell>
          <table:table-cell table:formula="of:=SQRT([Calib.$G$11]^2*[.C8]^2+[.B8]^2*[Calib.$H$11]^2+[Calib.$H$12]^2)" office:value-type="float" office:value="0.00260729249242574" calcext:value-type="float">
            <text:p>0,00261</text:p>
          </table:table-cell>
          <table:table-cell office:value-type="float" office:value="113.476" calcext:value-type="float">
            <text:p>113,48</text:p>
          </table:table-cell>
          <table:table-cell office:value-type="float" office:value="1.22395" calcext:value-type="float">
            <text:p>1,22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-00-0000</text:date>, <text:time style:data-style-name="N2" text:time-value="19:08:29.6893177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4T20:03:34.119434920</dc:date>
    <meta:editing-duration>PT4H34M45S</meta:editing-duration>
    <meta:editing-cycles>20</meta:editing-cycles>
    <meta:generator>LibreOffice/4.2.8.2$Linux_X86_64 LibreOffice_project/420m0$Build-2</meta:generator>
    <meta:document-statistic meta:table-count="2" meta:cell-count="111" meta:object-count="0"/>
  </office:meta>
</office:document-meta>
</file>